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Times New Roman" fo:font-size="11.25pt" fo:letter-spacing="normal" fo:font-style="normal" fo:font-weight="normal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1.25pt" fo:letter-spacing="normal" fo:font-style="normal" fo:font-weight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1.25pt" fo:letter-spacing="normal" fo:font-style="normal" fo:font-weight="normal" style:font-weight-asian="normal" style:font-weight-complex="normal"/>
    </style:style>
    <style:style style:name="P4" style:family="paragraph" style:parent-style-name="Standard">
      <style:text-properties fo:font-variant="normal" fo:text-transform="none" fo:color="#000000" style:font-name="Times New Roman" fo:font-size="11.25pt" fo:letter-spacing="normal" fo:font-style="normal" style:text-underline-style="solid" style:text-underline-width="auto" style:text-underline-color="font-color" fo:font-weight="normal"/>
    </style:style>
    <style:style style:name="P5" style:family="paragraph" style:parent-style-name="Standard">
      <style:paragraph-properties fo:text-align="end" style:justify-single-word="false"/>
      <style:text-properties fo:font-variant="normal" fo:text-transform="none" fo:color="#000000" style:font-name="Times New Roman" fo:font-size="11.25pt" fo:letter-spacing="normal" fo:font-style="italic" fo:font-weight="normal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1.25pt" fo:letter-spacing="normal" fo:language="fr" fo:country="FR" fo:font-style="normal" fo:font-weight="normal"/>
    </style:style>
    <style:style style:name="P7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fo:font-variant="normal" fo:text-transform="none" fo:color="#000000" style:font-name="Times New Roman" fo:font-size="12pt" fo:letter-spacing="normal" fo:font-style="italic" fo:font-weight="normal" style:font-size-asian="12pt" style:font-style-asian="italic" style:font-size-complex="12pt" style:font-style-complex="italic"/>
    </style:style>
    <style:style style:name="P10" style:family="paragraph" style:parent-style-name="Standard">
      <style:text-properties style:font-name="Times New Roman"/>
    </style:style>
    <style:style style:name="P11" style:family="paragraph" style:parent-style-name="Standard">
      <style:paragraph-properties fo:text-align="center" style:justify-single-word="false"/>
      <style:text-properties style:font-name="Times New Roman"/>
    </style:style>
    <style:style style:name="P12" style:family="paragraph" style:parent-style-name="Standard">
      <style:paragraph-properties fo:text-align="start" style:justify-single-word="false"/>
      <style:text-properties style:font-name="Times New Roman"/>
    </style:style>
    <style:style style:name="P13" style:family="paragraph" style:parent-style-name="Standard">
      <style:text-properties style:font-name="Times New Roman" fo:font-style="normal" style:text-underline-style="none" style:font-style-asian="normal" style:font-style-complex="normal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tyle="italic" style:font-style-asian="italic" style:font-style-complex="italic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tyle="italic" fo:font-weight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weight="bold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weight="normal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Times New Roman" fo:font-size="12pt" fo:letter-spacing="normal" fo:font-style="normal" fo:font-weight="normal"/>
    </style:style>
    <style:style style:name="P2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Times New Roman" fo:font-size="12pt" fo:letter-spacing="normal" fo:font-style="normal" fo:font-weight="normal"/>
    </style:style>
    <style:style style:name="P2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Times New Roman" fo:font-size="12pt" fo:letter-spacing="normal" fo:font-style="normal" style:text-underline-style="solid" style:text-underline-width="auto" style:text-underline-color="font-color" fo:font-weight="normal"/>
    </style:style>
    <style:style style:name="P2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Times New Roman" fo:font-size="12pt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P2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Times New Roman" fo:font-size="12pt" fo:letter-spacing="normal" fo:font-style="normal" fo:font-weight="bold" style:font-weight-asian="bold" style:font-weight-complex="bold"/>
    </style:style>
    <style:style style:name="P2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Times New Roman" fo:font-size="12pt" fo:letter-spacing="normal" fo:font-style="normal" fo:font-weight="bold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Times New Roman" fo:font-size="12pt" fo:letter-spacing="normal" fo:font-style="italic" fo:font-weight="normal" style:font-style-asian="italic" style:font-style-complex="italic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Times New Roman" fo:font-size="12pt" fo:letter-spacing="normal" fo:font-style="normal" fo:font-weight="normal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Times New Roman" fo:font-size="12pt" fo:letter-spacing="normal" fo:font-style="normal" fo:font-weight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222222" style:font-name="Times New Roman" fo:font-size="12pt" fo:letter-spacing="normal" fo:font-style="normal" fo:font-weight="normal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weight="bold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Times New Roman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variant="normal" fo:text-transform="none" fo:color="#222222" fo:font-size="12pt" fo:letter-spacing="normal" style:font-style-asian="italic" style:font-style-complex="italic"/>
    </style:style>
    <style:style style:name="T6" style:family="text">
      <style:text-properties fo:font-variant="normal" fo:text-transform="none" fo:color="#222222" style:font-name="Times New Roman" fo:font-size="12pt" fo:letter-spacing="normal" fo:font-style="normal"/>
    </style:style>
    <style:style style:name="T7" style:family="text">
      <style:text-properties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En tête</text:p>
      <text:p text:style-name="P11"/>
      <text:p text:style-name="P11"/>
      <text:p text:style-name="P11"/>
      <text:p text:style-name="P10">El est que tri-cité,</text:p>
      <text:p text:style-name="P10">Et je ne suis qu'un Ohm.</text:p>
      <text:p text:style-name="P10"/>
      <text:p text:style-name="P10">Ré si se tends ce,</text:p>
      <text:p text:style-name="P12">Qu'On dit si On El.</text:p>
      <text:p text:style-name="P12"/>
      <text:p text:style-name="P12"/>
      <text:p text:style-name="P12"/>
      <text:p text:style-name="P18">Shorts</text:p>
      <text:p text:style-name="P11"/>
      <text:p text:style-name="P11"/>
      <text:p text:style-name="P11"/>
      <text:p text:style-name="P10">Phone</text:p>
      <text:p text:style-name="P10">Son</text:p>
      <text:p text:style-name="P12">Verbe,</text:p>
      <text:p text:style-name="P12"/>
      <text:p text:style-name="P2">et que ce El en ce.</text:p>
      <text:p text:style-name="P2"/>
      <text:p text:style-name="P5">Pointe de SeL</text:p>
      <text:p text:style-name="P12">*-*</text:p>
      <text:p text:style-name="P12"/>
      <text:p text:style-name="P1">Connu</text:p>
      <text:p text:style-name="P1">Qu'on eut </text:p>
      <text:p text:style-name="P1">Co nu</text:p>
      <text:p text:style-name="P1"/>
      <text:p text:style-name="P1">Ce reine ment</text:p>
      <text:p text:style-name="P1"/>
      <text:p text:style-name="P1">Ah mais lit aurait</text:p>
      <text:p text:style-name="P2">Âme est lit or est </text:p>
      <text:p text:style-name="P2"/>
      <text:p text:style-name="P2">*-*</text:p>
      <text:p text:style-name="P2"/>
      <text:p text:style-name="P5">C' est ça me, ou vre toi</text:p>
      <text:p text:style-name="P1"/>
      <text:p text:style-name="P1">Gourmandise, </text:p>
      <text:p text:style-name="P1">J'ai ou r ments disent</text:p>
      <text:p text:style-name="P1"/>
      <text:p text:style-name="P1">colère,</text:p>
      <text:p text:style-name="P1">Co L ère </text:p>
      <text:p text:style-name="P1"/>
      <text:p text:style-name="P1">luxure,</text:p>
      <text:p text:style-name="P1">Lut que se eûrent</text:p>
      <text:p text:style-name="P1"><text:s/></text:p>
      <text:p text:style-name="P1">orgueil,</text:p>
      <text:p text:style-name="P1">Or j'ai eût il</text:p>
      <text:p text:style-name="P1"/>
      <text:p text:style-name="P1">envie, </text:p>
      <text:p text:style-name="P1">En vie</text:p>
      <text:p text:style-name="P1"/>
      <text:p text:style-name="P1">paresse, </text:p>
      <text:p text:style-name="P1"><text:soft-page-break/>Par S</text:p>
      <text:p text:style-name="P1"/>
      <text:p text:style-name="P1">avarice</text:p>
      <text:p text:style-name="P2">À va, R I ce</text:p>
      <text:p text:style-name="P2"/>
      <text:p text:style-name="P2">*-*</text:p>
      <text:p text:style-name="P2"/>
      <text:p text:style-name="P1">À mon A</text:p>
      <text:p text:style-name="P1"><text:s/>vit</text:p>
      <text:p text:style-name="P2">C ça</text:p>
      <text:p text:style-name="P2"/>
      <text:p text:style-name="P2">*-*</text:p>
      <text:p text:style-name="P2"/>
      <text:p text:style-name="P1"/>
      <text:p text:style-name="P1"/>
      <text:p text:style-name="P1">Tu et tu est.</text:p>
      <text:p text:style-name="P1">Tû et tuais,</text:p>
      <text:p text:style-name="P1">Tuer tuais,</text:p>
      <text:p text:style-name="P1">Tuer, tu hais.</text:p>
      <text:p text:style-name="P1"/>
      <text:p text:style-name="P1">Lu j'ai eu BRE</text:p>
      <text:p text:style-name="P1">Fu né BRE</text:p>
      <text:p text:style-name="P1">C El est BRE</text:p>
      <text:p text:style-name="P2"/>
      <text:p text:style-name="P2">*-*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2"/>
      <text:p text:style-name="P2"/>
      <text:p text:style-name="P12"/>
      <text:p text:style-name="P12"/>
      <text:p text:style-name="P12"/>
      <text:p text:style-name="P12"/>
      <text:p text:style-name="P18"><text:soft-page-break/>Rébus</text:p>
      <text:p text:style-name="P11"/>
      <text:p text:style-name="P11"/>
      <text:p text:style-name="P12"/>
      <text:p text:style-name="P12">I NI si à TI VE.</text:p>
      <text:p text:style-name="P12"/>
      <text:p text:style-name="P10">Co né que t'ai,,</text:p>
      <text:p text:style-name="P10"/>
      <text:p text:style-name="P10">Disent qu'eut T,</text:p>
      <text:p text:style-name="P10"/>
      <text:p text:style-name="P10">Comme en son,</text:p>
      <text:p text:style-name="P10"/>
      <text:p text:style-name="P12">Purent y fit.</text:p>
      <text:p text:style-name="P12"/>
      <text:p text:style-name="P10">I NI si est.</text:p>
      <text:p text:style-name="P10"/>
      <text:p text:style-name="P12">Sait le V.</text:p>
      <text:p text:style-name="P12"/>
      <text:p text:style-name="P12">*-*</text:p>
      <text:p text:style-name="P12"/>
      <text:p text:style-name="P10">À FL eu en ce</text:p>
      <text:p text:style-name="P10"/>
      <text:p text:style-name="P10">Bi furent qu'est</text:p>
      <text:p text:style-name="P10"/>
      <text:p text:style-name="P10">Part I si P</text:p>
      <text:p text:style-name="P10"/>
      <text:p text:style-name="P12">A par I Si On</text:p>
      <text:p text:style-name="P12"/>
      <text:p text:style-name="P12">*-*</text:p>
      <text:p text:style-name="P12"/>
      <text:p text:style-name="P1">Prix vit L est je</text:p>
      <text:p text:style-name="P1">Vis eu à lisez</text:p>
      <text:p text:style-name="P2">I'm a j'y naît</text:p>
      <text:p text:style-name="P2"/>
      <text:p text:style-name="P1">Privilege</text:p>
      <text:p text:style-name="P1">Visualisez</text:p>
      <text:p text:style-name="P1">Imaginer</text:p>
      <text:p text:style-name="P1"/>
      <text:p text:style-name="P1">Ré là que ce</text:p>
      <text:p text:style-name="P1">Relaxe</text:p>
      <text:p text:style-name="P1"/>
      <text:p text:style-name="P1">En vie ça j'ai</text:p>
      <text:p text:style-name="P1">Envisager</text:p>
      <text:p text:style-name="P1"/>
      <text:p text:style-name="P1">Et cris vains</text:p>
      <text:p text:style-name="P1">Écris vains</text:p>
      <text:p text:style-name="P1">Écrivain</text:p>
      <text:p text:style-name="P1"/>
      <text:p text:style-name="P1">I'm père I eux</text:p>
      <text:p text:style-name="P1">Et mis n'a ment</text:p>
      <text:p text:style-name="P1"/>
      <text:p text:style-name="P1">Prude en t</text:p>
      <text:p text:style-name="P1"/>
      <text:p text:style-name="P1">Ça Lo</text:p>
      <text:p text:style-name="P1"><text:soft-page-break/>Ça le T</text:p>
      <text:p text:style-name="P2">En foi ré</text:p>
      <text:p text:style-name="P2"/>
      <text:p text:style-name="P2">*-*</text:p>
      <text:p text:style-name="P2"/>
      <text:p text:style-name="P1">Eux for I</text:p>
      <text:p text:style-name="P1"/>
      <text:p text:style-name="P1">Né toi y est</text:p>
      <text:p text:style-name="P1"/>
      <text:p text:style-name="P1">Test à ment,</text:p>
      <text:p text:style-name="P1"/>
      <text:p text:style-name="P1">D G eux là ca.</text:p>
      <text:p text:style-name="P1"/>
      <text:p text:style-name="P1"/>
      <text:p text:style-name="P1"/>
      <text:p text:style-name="P2">*-*</text:p>
      <text:p text:style-name="P2"/>
      <text:p text:style-name="P1"/>
      <text:p text:style-name="P1">Lit qui DE<text:line-break/>Lis</text:p>
      <text:p text:style-name="P1">Là</text:p>
      <text:p text:style-name="P1">Lo</text:p>
      <text:p text:style-name="P2">L'eau</text:p>
      <text:p text:style-name="P2"/>
      <text:p text:style-name="P2">*-*</text:p>
      <text:p text:style-name="P2"/>
      <text:p text:style-name="P2">L E A P</text:p>
      <text:p text:style-name="P1"/>
      <text:p text:style-name="P1"/>
      <text:p text:style-name="P1">In sol ITE</text:p>
      <text:p text:style-name="P1"/>
      <text:p text:style-name="P1">Font D re</text:p>
      <text:p text:style-name="P1"/>
      <text:p text:style-name="P1">M o I </text:p>
      <text:p text:style-name="P1">Vit n'a I G r e </text:p>
      <text:p text:style-name="P1"/>
      <text:p text:style-name="P4">Heure lit</text:p>
      <text:p text:style-name="P1">Femme El</text:p>
      <text:p text:style-name="P1">Fit mâle</text:p>
      <text:p text:style-name="P1"/>
      <text:p text:style-name="P1"/>
      <text:p text:style-name="P2">D G Eux là Ce,</text:p>
      <text:p text:style-name="P2">G là ce.</text:p>
      <text:p text:style-name="P2"/>
      <text:p text:style-name="P2">*-*</text:p>
      <text:p text:style-name="P2"/>
      <text:p text:style-name="P2">In Terre vient</text:p>
      <text:p text:style-name="P6"><text:line-break/>à El , (est)F a</text:p>
      <text:p text:style-name="P6"/>
      <text:p text:style-name="P6">B t'(à/a)</text:p>
      <text:p text:style-name="P6"/>
      <text:p text:style-name="P6">Gars m'a</text:p>
      <text:p text:style-name="P6"/>
      <text:p text:style-name="P6">D. El t'a</text:p>
      <text:p text:style-name="P6"/>
      <text:p text:style-name="P6"><text:soft-page-break/>&amp; Psy El on(t)</text:p>
      <text:p text:style-name="P6"/>
      <text:p text:style-name="P6">Z'êt(à/a)</text:p>
      <text:p text:style-name="P6"/>
      <text:p text:style-name="P6">&amp;(t)a</text:p>
      <text:p text:style-name="P6"/>
      <text:p text:style-name="P6"/>
      <text:p text:style-name="P6">*-*</text:p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<text:soft-page-break/>Assez clair</text:p>
      <text:p text:style-name="P18"/>
      <text:p text:style-name="P18"/>
      <text:p text:style-name="P11"/>
      <text:p text:style-name="Standard">Ca m'à El,</text:p>
      <text:p text:style-name="Standard">Lû s'y faire,</text:p>
      <text:p text:style-name="P12">M'On dit des mots pour démaudire;</text:p>
      <text:p text:style-name="P12"/>
      <text:p text:style-name="P10"/>
      <text:p text:style-name="P10">à nul est;</text:p>
      <text:p text:style-name="P12">(annulé)</text:p>
      <text:p text:style-name="P1">T'as T,</text:p>
      <text:p text:style-name="P2">(Tâter)</text:p>
      <text:p text:style-name="P10">AT</text:p>
      <text:p text:style-name="P2">(Hâter.)</text:p>
      <text:p text:style-name="P2"/>
      <text:p text:style-name="P7">Tôt dis,</text:p>
      <text:p text:style-name="P7">Tard dis v ment</text:p>
      <text:p text:style-name="P7">El me El en ce un D. Fit.</text:p>
      <text:p text:style-name="P7"/>
      <text:p text:style-name="P7">In</text:p>
      <text:p text:style-name="P7">terre</text:p>
      <text:p text:style-name="P7">près</text:p>
      <text:p text:style-name="P7">T<text:line-break/><text:line-break/>In fl eût en ce:</text:p>
      <text:p text:style-name="P7"/>
      <text:p text:style-name="P7">La que t'es </text:p>
      <text:p text:style-name="P7">L'acte </text:p>
      <text:p text:style-name="P7">Lacté,</text:p>
      <text:p text:style-name="P7"/>
      <text:p text:style-name="P7">L'acter.</text:p>
      <text:p text:style-name="P7"/>
      <text:p text:style-name="P7">Centre All, El est que tri k.</text:p>
      <text:p text:style-name="P7">Superbe!</text:p>
      <text:p text:style-name="P7">Hotel </text:p>
      <text:p text:style-name="P7"/>
      <text:p text:style-name="P7"/>
      <text:p text:style-name="P7">O Tell,</text:p>
      <text:p text:style-name="P7">Hôte L,</text:p>
      <text:p text:style-name="P7">O t'es L.</text:p>
      <text:p text:style-name="P7"/>
      <text:p text:style-name="P7">Haute Elle,</text:p>
      <text:p text:style-name="P7">Ôte ailes,</text:p>
      <text:p text:style-name="P7">Autel.</text:p>
      <text:p text:style-name="P7"/>
      <text:p text:style-name="P7">Au tél',</text:p>
      <text:p text:style-name="P8">Lu I Est Le.</text:p>
      <text:p text:style-name="P8"/>
      <text:p text:style-name="P2"/>
      <text:p text:style-name="P12"/>
      <text:p text:style-name="P14">Là m'eut êtes de porte ici.</text:p>
      <text:p text:style-name="P9">Or D. Est re</text:p>
      <text:p text:style-name="P12"><text:soft-page-break/></text:p>
      <text:p text:style-name="P17">S faire</text:p>
      <text:p text:style-name="P17"/>
      <text:p text:style-name="P17">I nous I</text:p>
      <text:p text:style-name="P17"/>
      <text:p text:style-name="P17">El en T</text:p>
      <text:p text:style-name="P17">C'El en C</text:p>
      <text:p text:style-name="P17"/>
      <text:p text:style-name="P17">Mon O Ton I</text:p>
      <text:p text:style-name="P17"/>
      <text:p text:style-name="P17">Ému</text:p>
      <text:p text:style-name="P17">Aime U</text:p>
      <text:p text:style-name="P17">Et m'eût</text:p>
      <text:p text:style-name="P17"/>
      <text:p text:style-name="P17">LEAST</text:p>
      <text:p text:style-name="P17"/>
      <text:p text:style-name="P17">Opti</text:p>
      <text:p text:style-name="P17"/>
      <text:p text:style-name="P17">Mini</text:p>
      <text:p text:style-name="P17"/>
      <text:p text:style-name="P17">D lit ce</text:p>
      <text:p text:style-name="P17"/>
      <text:p text:style-name="P17">D.ieu ne joue pas aux D.</text:p>
      <text:p text:style-name="P17"/>
      <text:p text:style-name="P17">Père sait qu'eut T</text:p>
      <text:p text:style-name="P17"/>
      <text:p text:style-name="P17">Co mp tant ce</text:p>
      <text:p text:style-name="P17">Comme P temps ce</text:p>
      <text:p text:style-name="P17"/>
      <text:p text:style-name="P17">Vas y</text:p>
      <text:p text:style-name="P17">Go</text:p>
      <text:p text:style-name="P17"/>
      <text:p text:style-name="P17">T'est T</text:p>
      <text:p text:style-name="P17">Tête</text:p>
      <text:p text:style-name="P17"/>
      <text:p text:style-name="P17">S'y mettre i</text:p>
      <text:p text:style-name="P17">Symétrique</text:p>
      <text:p text:style-name="P17">Symmetry</text:p>
      <text:p text:style-name="P17">Sym(bol) /metr"y"(ic)</text:p>
      <text:p text:style-name="P17"/>
      <text:p text:style-name="P17">En D. T. </text:p>
      <text:p text:style-name="P17"/>
      <text:p text:style-name="P17">Mots d'enfant. </text:p>
      <text:p text:style-name="P17"/>
      <text:p text:style-name="P17">La croix du christ, ça sert à tout </text:p>
      <text:p text:style-name="P17">Sauf à rien ! </text:p>
      <text:p text:style-name="P17">(correct.) </text:p>
      <text:p text:style-name="P17"/>
      <text:p text:style-name="P17"/>
      <text:p text:style-name="P17"/>
      <text:p text:style-name="P17"/>
      <text:p text:style-name="P17"/>
      <text:p text:style-name="P15"><text:soft-page-break/><text:span text:style-name="T7">23,01,23,22,32<text:line-break/><text:line-break/></text:span><text:span text:style-name="T5">Saint Chrone Iz à Sion<text:line-break/><text:line-break/></text:span></text:p>
      <text:p text:style-name="P21">TD</text:p>
      <text:p text:style-name="P20"/>
      <text:p text:style-name="P23">Comme A</text:p>
      <text:p text:style-name="P19"/>
      <text:p text:style-name="P19"/>
      <text:p text:style-name="P19"/>
      <text:p text:style-name="P19">À, un V à l'envers</text:p>
      <text:p text:style-name="P19">À sans sion</text:p>
      <text:p text:style-name="P19">V sans I</text:p>
      <text:p text:style-name="P19">Vessie ?</text:p>
      <text:p text:style-name="P19">Lanterne. </text:p>
      <text:p text:style-name="P19"/>
      <text:p text:style-name="P19">*</text:p>
      <text:p text:style-name="P19"/>
      <text:p text:style-name="P19">E(&amp;) B <text:s/>l ou i</text:p>
      <text:p text:style-name="P19">Ré joi G né </text:p>
      <text:p text:style-name="P19">Ou b l I é</text:p>
      <text:p text:style-name="P19"/>
      <text:p text:style-name="P19">Stéreotypes </text:p>
      <text:p text:style-name="P19"/>
      <text:p text:style-name="P19">Officiellement</text:p>
      <text:p text:style-name="P19">Modifié</text:p>
      <text:p text:style-name="P19"/>
      <text:p text:style-name="P19">Coquet</text:p>
      <text:p text:style-name="P19">Cynisme</text:p>
      <text:p text:style-name="P19"/>
      <text:p text:style-name="P19">*</text:p>
      <text:p text:style-name="P19"/>
      <text:p text:style-name="P19">O</text:p>
      <text:p text:style-name="P19">Lo</text:p>
      <text:p text:style-name="P19">Gramme</text:p>
      <text:p text:style-name="P19"/>
      <text:p text:style-name="P19">Paroxysme</text:p>
      <text:p text:style-name="P19"/>
      <text:p text:style-name="P19">Simplicité</text:p>
      <text:p text:style-name="P19"/>
      <text:p text:style-name="P19">Ciblage </text:p>
      <text:p text:style-name="P19"/>
      <text:p text:style-name="P19">*</text:p>
      <text:p text:style-name="P19"/>
      <text:p text:style-name="P19">La D. est-ce ? </text:p>
      <text:p text:style-name="P19"/>
      <text:p text:style-name="P19">Délit dit nie si est</text:p>
      <text:p text:style-name="P19"/>
      <text:p text:style-name="P19">Ma ni fait s t </text:p>
      <text:p text:style-name="P19"/>
      <text:p text:style-name="P19">En effet, manifester ça sert à rien. </text:p>
      <text:p text:style-name="P19"><text:soft-page-break/>I n'a père su. </text:p>
      <text:p text:style-name="P19">Logique. </text:p>
      <text:p text:style-name="P19"/>
      <text:p text:style-name="P19">K'est's qu'on fût ?</text:p>
      <text:p text:style-name="P19"/>
      <text:p text:style-name="P19">*</text:p>
      <text:p text:style-name="P19"/>
      <text:p text:style-name="P19">Sous-venir</text:p>
      <text:p text:style-name="P19">Ok..?</text:p>
      <text:p text:style-name="P19">Sur-venir</text:p>
      <text:p text:style-name="P19">Pré-venir</text:p>
      <text:p text:style-name="P19"/>
      <text:p text:style-name="P19">-Check préfixe.</text:p>
      <text:p text:style-name="P19"/>
      <text:p text:style-name="P19">*</text:p>
      <text:p text:style-name="P19"/>
      <text:p text:style-name="P19">(pré fix (ang))</text:p>
      <text:p text:style-name="P19"/>
      <text:p text:style-name="P19">Eut nie que</text:p>
      <text:p text:style-name="P19"/>
      <text:p text:style-name="P19">Par venir</text:p>
      <text:p text:style-name="P19">Êtes àbbé éli </text:p>
      <text:p text:style-name="P19"/>
      <text:p text:style-name="P19">*</text:p>
      <text:p text:style-name="P19"/>
      <text:p text:style-name="P19">-B = si ? </text:p>
      <text:p text:style-name="P19">Si alors, peut-être. </text:p>
      <text:p text:style-name="P19"/>
      <text:p text:style-name="P19">*</text:p>
      <text:p text:style-name="P19"/>
      <text:p text:style-name="P19">We men,</text:p>
      <text:p text:style-name="P19">Sometimes impossible to fool;</text:p>
      <text:p text:style-name="P19">Sometimes impossibly foolish.</text:p>
      <text:p text:style-name="P19"/>
      <text:p text:style-name="P19">Eux qu'eut mais nient.</text:p>
      <text:p text:style-name="P19"/>
      <text:p text:style-name="P19">*</text:p>
      <text:p text:style-name="P19"/>
      <text:p text:style-name="P19">Séduit</text:p>
      <text:p text:style-name="P19"/>
      <text:p text:style-name="P19">Être en je.</text:p>
      <text:p text:style-name="P19"/>
      <text:p text:style-name="P19">Zeus</text:p>
      <text:p text:style-name="P19">Le dernier être en union avec le temps.</text:p>
      <text:p text:style-name="P19">Le temps, chronos</text:p>
      <text:p text:style-name="P19">V</text:p>
      <text:p text:style-name="P19">Chro is</text:p>
      <text:p text:style-name="P19">..</text:p>
      <text:p text:style-name="P19">.</text:p>
      <text:p text:style-name="P19"/>
      <text:p text:style-name="P19"/>
      <text:p text:style-name="P19"/>
      <text:p text:style-name="P19"><text:soft-page-break/>Fou êtes</text:p>
      <text:p text:style-name="P19">Eût m'y lit est</text:p>
      <text:p text:style-name="P19"/>
      <text:p text:style-name="P19">? Réémergence(ai) </text:p>
      <text:p text:style-name="P19"/>
      <text:p text:style-name="P19">Emerge en si</text:p>
      <text:p text:style-name="P19">Et mère je en si</text:p>
      <text:p text:style-name="P19"/>
      <text:p text:style-name="P19">*</text:p>
      <text:p text:style-name="P19"/>
      <text:p text:style-name="P19">Vu L j'ai R à</text:p>
      <text:p text:style-name="P19"/>
      <text:p text:style-name="P19">À go j'ai</text:p>
      <text:p text:style-name="P19">Triste</text:p>
      <text:p text:style-name="P19"/>
      <text:p text:style-name="P19">É vit T</text:p>
      <text:p text:style-name="P19"/>
      <text:p text:style-name="P19">*</text:p>
      <text:p text:style-name="P19"/>
      <text:p text:style-name="P19">-Et pour moi même je fais comment ? </text:p>
      <text:p text:style-name="P19"/>
      <text:p text:style-name="P19">*</text:p>
      <text:p text:style-name="P19"/>
      <text:p text:style-name="P19">B I N G O</text:p>
      <text:p text:style-name="P19"/>
      <text:p text:style-name="P19">C'est important aussi</text:p>
      <text:p text:style-name="P19">Et je dirais même plus</text:p>
      <text:p text:style-name="P19">C'est aussi important. </text:p>
      <text:p text:style-name="P19"/>
      <text:p text:style-name="P19">Autant étant étang. </text:p>
      <text:p text:style-name="P19"/>
      <text:p text:style-name="P19">In si dieu</text:p>
      <text:p text:style-name="P19">Ainsi dit eux</text:p>
      <text:p text:style-name="P19"/>
      <text:p text:style-name="P19">O</text:p>
      <text:p text:style-name="P19">Oeux</text:p>
      <text:p text:style-name="P19">&amp;</text:p>
      <text:p text:style-name="P19">Effe</text:p>
      <text:p text:style-name="P19"/>
      <text:p text:style-name="P19">*</text:p>
      <text:p text:style-name="P19"/>
      <text:p text:style-name="P19">Les gens T ils. </text:p>
      <text:p text:style-name="P19"/>
      <text:p text:style-name="P19">Pi to r est ce que </text:p>
      <text:p text:style-name="P19"/>
      <text:p text:style-name="P19">J' ai mère je. </text:p>
      <text:p text:style-name="P19"/>
      <text:p text:style-name="P19">*</text:p>
      <text:p text:style-name="P19"/>
      <text:p text:style-name="P19">Je suis </text:p>
      <text:p text:style-name="P19">Plus</text:p>
      <text:p text:style-name="P19">Ce que j'étais quand j'étais </text:p>
      <text:p text:style-name="P19"><text:soft-page-break/>Moins</text:p>
      <text:p text:style-name="P19"/>
      <text:p text:style-name="P19">*</text:p>
      <text:p text:style-name="P19"/>
      <text:p text:style-name="P19">L'expression </text:p>
      <text:p text:style-name="P19">Et le</text:p>
      <text:p text:style-name="P19">Ressenti </text:p>
      <text:p text:style-name="P19"/>
      <text:p text:style-name="P19">*</text:p>
      <text:p text:style-name="P19"/>
      <text:p text:style-name="P19">Runes</text:p>
      <text:p text:style-name="P19">Réunion </text:p>
      <text:p text:style-name="P19">Rébus </text:p>
      <text:p text:style-name="P19"/>
      <text:p text:style-name="P19">Périlleux </text:p>
      <text:p text:style-name="P19"/>
      <text:p text:style-name="P19">*</text:p>
      <text:p text:style-name="P19"/>
      <text:p text:style-name="P22">Tool</text:p>
      <text:p text:style-name="P24">Land</text:p>
      <text:p text:style-name="P24"/>
      <text:p text:style-name="P19"/>
      <text:p text:style-name="P19"/>
      <text:p text:style-name="P19">Se lever </text:p>
      <text:p text:style-name="P19">Ce le v</text:p>
      <text:p text:style-name="P19">C('est) le V, s' élever </text:p>
      <text:p text:style-name="P19">Élève.., </text:p>
      <text:p text:style-name="P19">Lèvres ? </text:p>
      <text:p text:style-name="P19"/>
      <text:p text:style-name="P19">*</text:p>
      <text:p text:style-name="P19"/>
      <text:p text:style-name="P19">D nie gré </text:p>
      <text:p text:style-name="P19"/>
      <text:p text:style-name="P19">À les lus y à </text:p>
      <text:p text:style-name="P19"/>
      <text:p text:style-name="P19">Re là si on</text:p>
      <text:p text:style-name="P19"/>
      <text:p text:style-name="P19">Dit à lo je</text:p>
      <text:p text:style-name="P19">Consensus.</text:p>
      <text:p text:style-name="P19"/>
      <text:p text:style-name="P19">*</text:p>
      <text:p text:style-name="P19"/>
      <text:p text:style-name="P19">O t'es is t'es E(?)</text:p>
      <text:p text:style-name="P19"/>
      <text:p text:style-name="P19">Perfection</text:p>
      <text:p text:style-name="P19">&amp;</text:p>
      <text:p text:style-name="P19">Liberté</text:p>
      <text:p text:style-name="P19">I'm perfection.</text:p>
      <text:p text:style-name="P19"/>
      <text:p text:style-name="P19"/>
      <text:p text:style-name="P19"/>
      <text:p text:style-name="P19"/>
      <text:p text:style-name="P19"><text:soft-page-break/>Païen</text:p>
      <text:p text:style-name="P19">Pas I un</text:p>
      <text:p text:style-name="P19"/>
      <text:p text:style-name="P19">Athée</text:p>
      <text:p text:style-name="P19">À T</text:p>
      <text:p text:style-name="P19"/>
      <text:p text:style-name="P19">Que lit V en T</text:p>
      <text:p text:style-name="P19">Clivant</text:p>
      <text:p text:style-name="P19"/>
      <text:p text:style-name="P19">*</text:p>
      <text:p text:style-name="P19"/>
      <text:p text:style-name="P19">Pan T on</text:p>
      <text:p text:style-name="P19"/>
      <text:p text:style-name="P19">Moi I hein</text:p>
      <text:p text:style-name="P19"/>
      <text:p text:style-name="P19">S I en T</text:p>
      <text:p text:style-name="P19"/>
      <text:p text:style-name="P19">Sût si t</text:p>
      <text:p text:style-name="P19"/>
      <text:p text:style-name="P19">Vis y on</text:p>
      <text:p text:style-name="P19"/>
      <text:p text:style-name="P19">*</text:p>
      <text:p text:style-name="P19"/>
      <text:p text:style-name="P19">À fait que si on</text:p>
      <text:p text:style-name="P19">( nb affection est + et -, le sentiment et la maladie)</text:p>
      <text:p text:style-name="P19">Affect, affecter</text:p>
      <text:p text:style-name="P19"/>
      <text:p text:style-name="P19">Visé eût à lisez</text:p>
      <text:p text:style-name="P19"/>
      <text:p text:style-name="P19">Vers y fit et</text:p>
      <text:p text:style-name="P19">Vers y fier</text:p>
      <text:p text:style-name="P19">Vers I fils est</text:p>
      <text:p text:style-name="P19"/>
      <text:p text:style-name="P19">Prose et lit T is me </text:p>
      <text:p text:style-name="P19"/>
      <text:p text:style-name="P19">*</text:p>
      <text:p text:style-name="P19"/>
      <text:p text:style-name="P19">S'en p, être er</text:p>
      <text:p text:style-name="P19">Sans p*(et) être et</text:p>
      <text:p text:style-name="P19"/>
      <text:p text:style-name="P19">E N O U G H </text:p>
      <text:p text:style-name="P19">Co S mo(t) S</text:p>
      <text:p text:style-name="P19">5 ante 6</text:p>
      <text:p text:style-name="P19">56</text:p>
      <text:p text:style-name="P19"/>
      <text:p text:style-name="P19">*</text:p>
      <text:p text:style-name="P19"/>
      <text:p text:style-name="P19">Allez go ri</text:p>
      <text:p text:style-name="P19"/>
      <text:p text:style-name="P19">.-Y a déjà de la baisse de qualité là.</text:p>
      <text:p text:style-name="P19"/>
      <text:p text:style-name="P19">Vers ou y a je.</text:p>
      <text:p text:style-name="P19"><text:soft-page-break/>Cas T che is me</text:p>
      <text:p text:style-name="P19"/>
      <text:p text:style-name="P19">Astucieu/x? </text:p>
      <text:p text:style-name="P19"/>
      <text:p text:style-name="P19">Furent On que Le</text:p>
      <text:p text:style-name="P19"/>
      <text:p text:style-name="P19">*</text:p>
      <text:p text:style-name="P19"/>
      <text:p text:style-name="P19">À F lit j'ai </text:p>
      <text:p text:style-name="P19">À FL y j'ai</text:p>
      <text:p text:style-name="P19"/>
      <text:p text:style-name="P19">Lit j'ai </text:p>
      <text:p text:style-name="P19">Lit G</text:p>
      <text:p text:style-name="P25">Ligere</text:p>
      <text:p text:style-name="P19"/>
      <text:p text:style-name="P19">*</text:p>
      <text:p text:style-name="P19"/>
      <text:p text:style-name="P19">D créé (décret)</text:p>
      <text:p text:style-name="P19">Test I qu'eut le.</text:p>
      <text:p text:style-name="P19">Vers be a lisez.</text:p>
      <text:p text:style-name="P19"/>
      <text:p text:style-name="P19">*</text:p>
      <text:p text:style-name="P19"/>
      <text:p text:style-name="P19">Pi à y a</text:p>
      <text:p text:style-name="P19"/>
      <text:p text:style-name="P19">Chant je ment.</text:p>
      <text:p text:style-name="P19"/>
      <text:p text:style-name="P19">Fou thèse</text:p>
      <text:p text:style-name="P19"/>
      <text:p text:style-name="P19">*</text:p>
      <text:p text:style-name="P19"/>
      <text:p text:style-name="P19">"S T R eut que tu ré.</text:p>
      <text:p text:style-name="P19">*</text:p>
      <text:p text:style-name="P19">Castagne. "</text:p>
      <text:p text:style-name="P19"/>
      <text:p text:style-name="P19">*</text:p>
      <text:p text:style-name="P19"/>
      <text:p text:style-name="P19">Cas S, t'as : j'ai né</text:p>
      <text:p text:style-name="P19">(j'ai né, gêné ; j/G)</text:p>
      <text:p text:style-name="P19"/>
      <text:p text:style-name="P19">*</text:p>
      <text:p text:style-name="P19"/>
      <text:p text:style-name="P19">Eût mit lit T</text:p>
      <text:p text:style-name="P19"/>
      <text:p text:style-name="P19">Est-ce que la M a si_on (m/aime)</text:p>
      <text:p text:style-name="P19">Ex que là aiment à Sion.</text:p>
      <text:p text:style-name="P19">Exclamation</text:p>
      <text:p text:style-name="P19">Ex-clame à "si on"</text:p>
      <text:p text:style-name="P19">Et que l'âme à, si "on"?</text:p>
      <text:p text:style-name="P19"/>
      <text:p text:style-name="P19">Air eût dis.</text:p>
      <text:p text:style-name="P19"/>
      <text:p text:style-name="P19"><text:soft-page-break/>OB j'ai que "si on"</text:p>
      <text:p text:style-name="P19"/>
      <text:p text:style-name="P19">M'a El, et dis que..,</text:p>
      <text:p text:style-name="P19"/>
      <text:p text:style-name="P19">Y à In Terre est.</text:p>
      <text:p text:style-name="P19"/>
      <text:p text:style-name="P19">*</text:p>
      <text:p text:style-name="P19"/>
      <text:p text:style-name="P19">Choi y</text:p>
      <text:p text:style-name="P19"/>
      <text:p text:style-name="P19">B O</text:p>
      <text:p text:style-name="P19">Beau</text:p>
      <text:p text:style-name="P19">Beau T</text:p>
      <text:p text:style-name="P19"/>
      <text:p text:style-name="P19">I mot L est.</text:p>
      <text:p text:style-name="P19"/>
      <text:p text:style-name="P19">*</text:p>
      <text:p text:style-name="P19"/>
      <text:p text:style-name="P19">Pro test à Sion</text:p>
      <text:p text:style-name="P19"/>
      <text:p text:style-name="P19">D lit B ré</text:p>
      <text:p text:style-name="P19"/>
      <text:p text:style-name="P19">e</text:p>
      <text:p text:style-name="P19"/>
      <text:p text:style-name="P19">*</text:p>
      <text:p text:style-name="P19"/>
      <text:p text:style-name="P17">O lit vie est</text:p>
      <text:p text:style-name="P12"/>
      <text:p text:style-name="P12">D. si;</text:p>
      <text:p text:style-name="P12">D. ment.</text:p>
      <text:p text:style-name="P12"/>
      <text:p text:style-name="P12">Fît Lo so fils</text:p>
      <text:p text:style-name="P12"/>
      <text:p text:style-name="P27">L'histoire du l</text:p>
      <text:p text:style-name="P27"/>
      <text:p text:style-name="P27">*</text:p>
      <text:p text:style-name="P19"/>
      <text:p text:style-name="P17"/>
      <text:p text:style-name="P17"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>4+ed<text:line-break/><text:line-break/><text:span text:style-name="T6">À trap est qatar</text:span></text:p>
      <text:p text:style-name="P28"/>
      <text:p text:style-name="P17"><text:span text:style-name="T6">Hakuna matata<text:line-break/>3c<text:line-break/></text:span></text:p>
      <text:p text:style-name="P17">Pas si évident :</text:p>
      <text:p text:style-name="P17"/>
      <text:p text:style-name="P17">Watching </text:p>
      <text:p text:style-name="P17">Cameleon</text:p>
      <text:p text:style-name="P16"/>
      <text:p text:style-name="P16">edit3b</text:p>
      <text:p text:style-name="P12"/>
      <text:p text:style-name="P12"/>
      <text:p text:style-name="P12"/>
      <text:p text:style-name="P12"/>
      <text:p text:style-name="P12"/>
      <text:p text:style-name="P12"/>
      <text:p text:style-name="P12">------------------------------------------------------------------------------------------------------------------------</text:p>
      <text:p text:style-name="P10">Prise de notes :</text:p>
      <text:p text:style-name="P10"/>
      <text:p text:style-name="P10">S'exprimer. ( se ex- prime // sortir du 1 )</text:p>
      <text:p text:style-name="P10"/>
      <text:p text:style-name="P10"/>
      <text:p text:style-name="P10">Sur la géométrie par les lettres :</text:p>
      <text:p text:style-name="P10"/>
      <text:p text:style-name="P10">// M c'est un V et deux I<text:line-break/></text:p>
      <text:p text:style-name="P10">BR, </text:p>
      <text:p text:style-name="P10">où ?,</text:p>
      <text:p text:style-name="P10">À A.</text:p>
      <text:p text:style-name="P10"/>
      <text:p text:style-name="P10">// O c'est U et U</text:p>
      <text:p text:style-name="P10"/>
      <text:p text:style-name="P10">I c'est <text:span text:style-name="T1">I</text:span><text:span text:style-name="T2"> en anglais, </text:span><text:span text:style-name="T3">I </text:span><text:span text:style-name="T4">en chiffres latins. Phonétiquement I j'y ( cas El ) ( aime//haine aux P qu'eût air)( est t'es eût vw (123) y'que si grès que Z )</text:span></text:p>
      <text:p text:style-name="P13"/>
      <text:p text:style-name="P13">mais je digresse.</text:p>
      <text:p text:style-name="P10"><text:line-break/><text:line-break/><text:line-break/>A la vie+le vide</text:p>
      <text:p text:style-name="P10">B la terre</text:p>
      <text:p text:style-name="P10">C , création+de la dualité</text:p>
      <text:p text:style-name="P10"/>
      <text:p text:style-name="P10">g c'est f</text:p>
      <text:p text:style-name="P10"><text:soft-page-break/>f c'est la femme / la terre<text:line-break/></text:p>
      <text:p text:style-name="P10"/>
      <text:p text:style-name="P10"/>
      <text:p text:style-name="P10"/>
      <text:p text:style-name="P1"/>
      <text:p text:style-name="P1"/>
      <text:p text:style-name="P1">' </text:p>
      <text:p text:style-name="P1"/>
      <text:p text:style-name="P1"/>
      <text:p text:style-name="P1"/>
      <text:p text:style-name="P1">A = la vie</text:p>
      <text:p text:style-name="P1">Là vit ( la il vit) </text:p>
      <text:p text:style-name="P1">L' avis. </text:p>
      <text:p text:style-name="P1">La vis</text:p>
      <text:p text:style-name="P1">Spirale etc. </text:p>
      <text:p text:style-name="P1"/>
      <text:p text:style-name="P1">B = o </text:p>
      <text:p text:style-name="P1">C = 1/2 o</text:p>
      <text:p text:style-name="P1">D idem </text:p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>Il a dit, l'homme qui fait ça, y faudrait qu' Il fasse rien, qu'il laisse tomber.</text:p>
      <text:p text:style-name="P1">Et j'ai dis, jamais un homme abandonnera comme ça l'œuvre de sa vie.</text:p>
      <text:p text:style-name="P1"/>
      <text:p text:style-name="P1">Bon soit.</text:p>
      <text:p text:style-name="P1">Donc voilà.</text:p>
      <text:p text:style-name="P1"/>
      <text:p text:style-name="P1"/>
      <text:p text:style-name="P1">-</text:p>
      <text:p text:style-name="P1"/>
      <text:p text:style-name="P17">Je me souviens qu'un jour il m'a demandé un truc à propos du comportement des hommes et j'ai répondu " Revenez voir dans 2000 ans. " ( grosso modo; sous entendu : n'y compte pas trop. affirmé à mots perdus : rien ne bouge ici. )</text:p>
      <text:p text:style-name="P3">Et j'ai comme l'impression que..,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57M30S</meta:editing-duration>
    <meta:editing-cycles>59</meta:editing-cycles>
    <meta:generator>OpenOffice/4.1.11$Win32 OpenOffice.org_project/4111m1$Build-9808</meta:generator>
    <dc:date>2023-01-24T21:56:22.62</dc:date>
    <dc:creator>Laurent Franssen</dc:creator>
    <meta:document-statistic meta:table-count="0" meta:image-count="0" meta:object-count="0" meta:page-count="17" meta:paragraph-count="421" meta:word-count="1251" meta:character-count="5177"/>
    <meta:user-defined meta:name="Info 1"/>
    <meta:user-defined meta:name="Info 2"/>
    <meta:user-defined meta:name="Info 3"/>
    <meta:user-defined meta:name="Info 4"/>
  </office:meta>
</office:document-meta>
</file>